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-bottom="0.002cm solid #000000" fo:border-right="none" fo:padding="0.097cm" fo:border-left="0.002cm solid #000000" fo:border-top="none"/>
    </style:style>
    <style:style style:name="Table2.B4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2.A5" style:family="table-cell">
      <style:table-cell-properties fo:border="none" fo:padding="0.097cm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end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2" table:style-name="Table1.A1">
            <text:p text:style-name="P16">
<text:span text:style-name="Ruby_20_Literal">
<text:span text:style-name="T2">
span('Strong Emphasis',options.title)
</text:span>
</text:span>
</text:p>
          </table:table-cell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6  illustrazioni 3d, alta definizione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CONSUNTIVO VOLANTINI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promo desk  €25,80/Cad.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totem  €39,00/Cad.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movimentazione materiali c/o vs magazzini  €1.380,00/Cad.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2">
            <text:p text:style-name="P7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5">
            <text:p text:style-name="P8">
Vi preghiamo riportare il numero d'ordine sulla Vs fattura
</text:p>
          </table:table-cell>
          <table:table-cell office:value-type="string" table:style-name="Table2.A5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ing Emphasis">€23.412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Via delle Montagne Rocciose, fra due settimana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20%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19:24</dc:date>
    <meta:editing-cycles>228</meta:editing-cycles>
    <meta:editing-duration>PT9H46M32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5" meta:character-count="836"/>
  </office:meta>
</office:document-meta>
</file>